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87ed" officeooo:paragraph-rsid="000787ed"/>
    </style:style>
    <style:style style:name="P2" style:family="paragraph" style:parent-style-name="Standard">
      <style:text-properties fo:font-size="15pt" officeooo:rsid="000787ed" officeooo:paragraph-rsid="000787ed" style:font-size-asian="15pt" style:font-size-complex="15pt"/>
    </style:style>
    <style:style style:name="P3" style:family="paragraph" style:parent-style-name="Standard">
      <style:text-properties officeooo:rsid="000a07eb" officeooo:paragraph-rsid="000a07eb"/>
    </style:style>
    <style:style style:name="P4" style:family="paragraph" style:parent-style-name="Standard">
      <style:text-properties officeooo:rsid="000a8e2f" officeooo:paragraph-rsid="000a8e2f"/>
    </style:style>
    <style:style style:name="P5" style:family="paragraph" style:parent-style-name="Standard" style:list-style-name="L1">
      <style:text-properties officeooo:rsid="000787ed" officeooo:paragraph-rsid="000787ed"/>
    </style:style>
    <style:style style:name="P6" style:family="paragraph" style:parent-style-name="Standard" style:list-style-name="L1">
      <style:text-properties officeooo:rsid="00081184" officeooo:paragraph-rsid="00081184"/>
    </style:style>
    <style:style style:name="P7" style:family="paragraph" style:parent-style-name="Standard" style:list-style-name="L1">
      <style:text-properties officeooo:rsid="00081184" officeooo:paragraph-rsid="000c06af"/>
    </style:style>
    <style:style style:name="P8" style:family="paragraph" style:parent-style-name="Standard" style:list-style-name="L1">
      <style:text-properties officeooo:rsid="000a07eb" officeooo:paragraph-rsid="000a07eb"/>
    </style:style>
    <style:style style:name="P9" style:family="paragraph" style:parent-style-name="Standard" style:list-style-name="L1">
      <style:text-properties officeooo:rsid="000a07eb" officeooo:paragraph-rsid="000c06af"/>
    </style:style>
    <style:style style:name="P10" style:family="paragraph" style:parent-style-name="Standard" style:list-style-name="L1">
      <style:text-properties officeooo:rsid="000a07eb" officeooo:paragraph-rsid="000fe916"/>
    </style:style>
    <style:style style:name="P11" style:family="paragraph" style:parent-style-name="Standard" style:list-style-name="L1">
      <style:text-properties officeooo:rsid="000a8e2f" officeooo:paragraph-rsid="000a8e2f"/>
    </style:style>
    <style:style style:name="P12" style:family="paragraph" style:parent-style-name="Standard" style:list-style-name="L1">
      <style:text-properties officeooo:rsid="000c06af" officeooo:paragraph-rsid="000c06af"/>
    </style:style>
    <style:style style:name="P13" style:family="paragraph" style:parent-style-name="Standard" style:list-style-name="L1">
      <style:text-properties officeooo:rsid="000fb456" officeooo:paragraph-rsid="00081184"/>
    </style:style>
    <style:style style:name="P14" style:family="paragraph" style:parent-style-name="Standard" style:list-style-name="L1">
      <style:text-properties officeooo:rsid="000fe916" officeooo:paragraph-rsid="000fe916"/>
    </style:style>
    <style:style style:name="T1" style:family="text">
      <style:text-properties officeooo:rsid="00081184"/>
    </style:style>
    <style:style style:name="T2" style:family="text">
      <style:text-properties officeooo:rsid="000a07eb"/>
    </style:style>
    <style:style style:name="T3" style:family="text">
      <style:text-properties fo:color="#800080" fo:font-weight="bold" style:font-weight-asian="bold" style:font-weight-complex="bold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officeooo:rsid="000a8e2f"/>
    </style:style>
    <style:style style:name="T6" style:family="text">
      <style:text-properties officeooo:rsid="000c06af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0fb456"/>
    </style:style>
    <style:style style:name="T9" style:family="text">
      <style:text-properties officeooo:rsid="000fe916"/>
    </style:style>
    <style:style style:name="T10" style:family="text">
      <style:text-properties officeooo:rsid="00103146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11a48b"/>
    </style:style>
    <text:list-style style:name="L1">
      <text:list-level-style-bullet text:level="1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larm App</text:p>
      <text:p text:style-name="P1"/>
      <text:p text:style-name="P3">Updated: 202<text:span text:style-name="T8">1/02/21</text:span></text:p>
      <text:p text:style-name="P1"/>
      <text:p text:style-name="P1">Problem Statement</text:p>
      <text:p text:style-name="P1">Looking through the app store, I couldn’t find a good alarm app that did all the things I want it to do. I want extra, more obscure features, such as a folder system for them. <text:span text:style-name="T5">This alarm app should provide normal alarm features plus extra features, both listed below.</text:span></text:p>
      <text:p text:style-name="P1"/>
      <text:p text:style-name="P1"><text:span text:style-name="T1">Required </text:span>Features</text:p>
      <text:list xml:id="list3783233377" text:style-name="L1">
        <text:list-item>
          <text:p text:style-name="P5"><text:span text:style-name="T5">f</text:span>older/<text:span text:style-name="T1">layer</text:span> system </text:p>
          <text:list>
            <text:list-item>
              <text:p text:style-name="P6">folders can mask alarms inside it</text:p>
            </text:list-item>
          </text:list>
        </text:list-item>
        <text:list-item>
          <text:p text:style-name="P6"><text:span text:style-name="T5">t</text:span>ime customization</text:p>
          <text:list>
            <text:list-item>
              <text:p text:style-name="P6"><text:span text:style-name="T5">s</text:span>et <text:span text:style-name="T2">either an absolute</text:span> time <text:span text:style-name="T2">or a relative time to right now </text:span></text:p>
            </text:list-item>
            <text:list-item>
              <text:p text:style-name="P6"><text:span text:style-name="T5">s</text:span>et repeat days of week or repeat every # days</text:p>
            </text:list-item>
            <text:list-item>
              <text:p text:style-name="P13">set repeat every [DAY] of the month</text:p>
            </text:list-item>
            <text:list-item>
              <text:p text:style-name="P6"><text:span text:style-name="T5">s</text:span>et a date for it to ring</text:p>
            </text:list-item>
            <text:list-item>
              <text:p text:style-name="P6"><text:span text:style-name="T5">a</text:span>llow it to snooze for x minutes (<text:span text:style-name="T10">could maybe change it when turning off the alarm?</text:span>)</text:p>
            </text:list-item>
          </text:list>
        </text:list-item>
        <text:list-item>
          <text:p text:style-name="P6"><text:span text:style-name="T5">g</text:span>eneral alarm customization</text:p>
          <text:list>
            <text:list-item>
              <text:p text:style-name="P6">name for alarms</text:p>
            </text:list-item>
            <text:list-item>
              <text:p text:style-name="P6">certain alarm ringtone</text:p>
            </text:list-item>
            <text:list-item>
              <text:p text:style-name="P6">vibration or not</text:p>
            </text:list-item>
          </text:list>
        </text:list-item>
        <text:list-item>
          <text:p text:style-name="P6"><text:span text:style-name="T5">a</text:span>larm copying</text:p>
        </text:list-item>
        <text:list-item>
          <text:p text:style-name="P6"><text:span text:style-name="T5">ti</text:span>me until next alarm on main app page</text:p>
        </text:list-item>
        <text:list-item>
          <text:p text:style-name="P8"><text:span text:style-name="T5">v</text:span>acation mode</text:p>
          <text:list>
            <text:list-item>
              <text:p text:style-name="P8">turns off all <text:span text:style-name="T11">scheduled</text:span> alarms <text:span text:style-name="T12">(not one time alarms)</text:span></text:p>
            </text:list-item>
          </text:list>
        </text:list-item>
        <text:list-item>
          <text:p text:style-name="P11">shuts off volume adjustment while ringing</text:p>
        </text:list-item>
      </text:list>
      <text:p text:style-name="P1"/>
      <text:p text:style-name="P4">Possible Extra Features:</text:p>
      <text:list xml:id="list221821993528732" text:continue-numbering="true" text:style-name="L1">
        <text:list-item>
          <text:p text:style-name="P12">snoozes</text:p>
          <text:list>
            <text:list-item>
              <text:p text:style-name="P7">max snoozes</text:p>
            </text:list-item>
            <text:list-item>
              <text:p text:style-name="P5">snooze <text:span text:style-name="T1">alarm length is </text:span>on the fly</text:p>
            </text:list-item>
          </text:list>
        </text:list-item>
        <text:list-item>
          <text:p text:style-name="P12">alarm customization</text:p>
          <text:list>
            <text:list-item>
              <text:p text:style-name="P8">alarm description</text:p>
            </text:list-item>
            <text:list-item>
              <text:p text:style-name="P11">alarm volume adjustment <text:span text:style-name="T6">(within app)</text:span></text:p>
            </text:list-item>
            <text:list-item>
              <text:p text:style-name="P12">volume ramping</text:p>
            </text:list-item>
            <text:list-item>
              <text:p text:style-name="P7"><text:span text:style-name="T6">some </text:span>default ringtones</text:p>
            </text:list-item>
            <text:list-item>
              <text:p text:style-name="P12">random ringtone </text:p>
            </text:list-item>
            <text:list-item>
              <text:p text:style-name="P11">alarm vibration pattern (strange feature to have) or frequency</text:p>
            </text:list-item>
            <text:list-item>
              <text:p text:style-name="P12">launch an app when the alarm is closed (low priority, not personally used)</text:p>
            </text:list-item>
            <text:list-item>
              <text:p text:style-name="P9">optional wakefulness exercises (matching game, Anki connectivity, reaction time?, shake phone, math problems, color exercise, <text:span text:style-name="T6">QR code scanner</text:span>)</text:p>
              <text:list>
                <text:list-item>
                  <text:p text:style-name="P9">color exercise example: <text:span text:style-name="T3">green </text:span><text:span text:style-name="T4">and ask for the color of the text or the word</text:span></text:p>
                </text:list-item>
                <text:list-item>
                  <text:p text:style-name="P12">QR code: low priority feature </text:p>
                </text:list-item>
              </text:list>
            </text:list-item>
            <text:list-item>
              <text:p text:style-name="P9">user-defined default settings for alarms</text:p>
            </text:list-item>
            <text:list-item>
              <text:p text:style-name="P9">local vacation mode: temporarily turns off one specific folder of alarms or specific alarm</text:p>
            </text:list-item>
          </text:list>
        </text:list-item>
        <text:list-item>
          <text:p text:style-name="P12">UI changes</text:p>
          <text:list>
            <text:list-item>
              <text:p text:style-name="P9">dark/light themes</text:p>
            </text:list-item>
            <text:list-item>
              <text:p text:style-name="P10"><text:soft-page-break/>drag and drop interface?</text:p>
            </text:list-item>
            <text:list-item>
              <text:p text:style-name="P12">while ringing, it <text:span text:style-name="T7">stays</text:span> on the alarm screen (don’t need to unlock your phone even if the screen turns off)</text:p>
            </text:list-item>
          </text:list>
        </text:list-item>
      </text:list>
      <text:p text:style-name="P3"/>
      <text:p text:style-name="P3">Feasibility</text:p>
      <text:p text:style-name="P3">In terms of hardware, I think I have everything I need: an Android phone and a computer that runs Android Studio. However, I have no experience in Android Studio or designing for Android devices, so the unfamiliarity with the libraries used for Android is going to be a huge roadblock. Still I’m confident that I can at least get started on this project, and hopefully finish it at most by the end of the 2020-2021 school year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1T21:14:30.823000000</meta:creation-date>
    <dc:date>2021-02-21T22:18:17.742000000</dc:date>
    <meta:editing-duration>P1DT13H29M17S</meta:editing-duration>
    <meta:editing-cycles>9</meta:editing-cycles>
    <meta:generator>LibreOffice/6.2.2.2$Windows_x86 LibreOffice_project/2b840030fec2aae0fd2658d8d4f9548af4e3518d</meta:generator>
    <meta:document-statistic meta:table-count="0" meta:image-count="0" meta:object-count="0" meta:page-count="2" meta:paragraph-count="45" meta:word-count="409" meta:character-count="2231" meta:non-whitespace-character-count="1900"/>
  </office:meta>
</office:document-meta>
</file>